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a4b" officeooo:paragraph-rsid="001bca4b"/>
    </style:style>
    <style:style style:name="P2" style:family="paragraph" style:parent-style-name="Standard">
      <style:text-properties officeooo:rsid="001bca4b" officeooo:paragraph-rsid="0021b9d8"/>
    </style:style>
    <style:style style:name="P3" style:family="paragraph" style:parent-style-name="Standard">
      <style:text-properties officeooo:rsid="001bca4b" officeooo:paragraph-rsid="0027bdfb"/>
    </style:style>
    <style:style style:name="P4" style:family="paragraph" style:parent-style-name="Standard">
      <style:text-properties officeooo:rsid="0025f1b8" officeooo:paragraph-rsid="0025f1b8"/>
    </style:style>
    <style:style style:name="P5" style:family="paragraph" style:parent-style-name="Standard">
      <style:text-properties officeooo:rsid="0025f1b8" officeooo:paragraph-rsid="002af584"/>
    </style:style>
    <style:style style:name="P6" style:family="paragraph" style:parent-style-name="Standard">
      <style:text-properties officeooo:paragraph-rsid="002a2d48"/>
    </style:style>
    <style:style style:name="P7" style:family="paragraph" style:parent-style-name="Standard">
      <style:text-properties officeooo:paragraph-rsid="002af584"/>
    </style:style>
    <style:style style:name="P8" style:family="paragraph" style:parent-style-name="Standard">
      <style:text-properties officeooo:rsid="0025f1b8" officeooo:paragraph-rsid="0037fc60"/>
    </style:style>
    <style:style style:name="T1" style:family="text">
      <style:text-properties officeooo:rsid="0019eb54"/>
    </style:style>
    <style:style style:name="T2" style:family="text">
      <style:text-properties officeooo:rsid="001cef4a"/>
    </style:style>
    <style:style style:name="T3" style:family="text">
      <style:text-properties officeooo:rsid="001fda34"/>
    </style:style>
    <style:style style:name="T4" style:family="text">
      <style:text-properties officeooo:rsid="00210ac4"/>
    </style:style>
    <style:style style:name="T5" style:family="text">
      <style:text-properties officeooo:rsid="0021b9d8"/>
    </style:style>
    <style:style style:name="T6" style:family="text">
      <style:text-properties officeooo:rsid="00233211"/>
    </style:style>
    <style:style style:name="T7" style:family="text">
      <style:text-properties officeooo:rsid="00241306"/>
    </style:style>
    <style:style style:name="T8" style:family="text">
      <style:text-properties officeooo:rsid="0027bdfb"/>
    </style:style>
    <style:style style:name="T9" style:family="text">
      <style:text-properties officeooo:rsid="0027d737"/>
    </style:style>
    <style:style style:name="T10" style:family="text">
      <style:text-properties officeooo:rsid="0028061c"/>
    </style:style>
    <style:style style:name="T11" style:family="text">
      <style:text-properties officeooo:rsid="0029f18b"/>
    </style:style>
    <style:style style:name="T12" style:family="text">
      <style:text-properties officeooo:rsid="001bca4b"/>
    </style:style>
    <style:style style:name="T13" style:family="text">
      <style:text-properties officeooo:rsid="002a2d48"/>
    </style:style>
    <style:style style:name="T14" style:family="text">
      <style:text-properties officeooo:rsid="002af584"/>
    </style:style>
    <style:style style:name="T15" style:family="text">
      <style:text-properties officeooo:rsid="002b5000"/>
    </style:style>
    <style:style style:name="T16" style:family="text">
      <style:text-properties officeooo:rsid="002c4007"/>
    </style:style>
    <style:style style:name="T17" style:family="text">
      <style:text-properties officeooo:rsid="002d51cd"/>
    </style:style>
    <style:style style:name="T18" style:family="text">
      <style:text-properties officeooo:rsid="002e7a40"/>
    </style:style>
    <style:style style:name="T19" style:family="text">
      <style:text-properties officeooo:rsid="002f2479"/>
    </style:style>
    <style:style style:name="T20" style:family="text">
      <style:text-properties officeooo:rsid="0030fdde"/>
    </style:style>
    <style:style style:name="T21" style:family="text">
      <style:text-properties officeooo:rsid="003290bf"/>
    </style:style>
    <style:style style:name="T22" style:family="text">
      <style:text-properties officeooo:rsid="0034553c"/>
    </style:style>
    <style:style style:name="T23" style:family="text">
      <style:text-properties officeooo:rsid="00359cb0"/>
    </style:style>
    <style:style style:name="T24" style:family="text">
      <style:text-properties officeooo:rsid="0035b5ea"/>
    </style:style>
    <style:style style:name="T25" style:family="text">
      <style:text-properties officeooo:rsid="00369c29"/>
    </style:style>
    <style:style style:name="T26" style:family="text">
      <style:text-properties officeooo:rsid="00377c07"/>
    </style:style>
    <style:style style:name="T27" style:family="text">
      <style:text-properties officeooo:rsid="0037f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y19850316ArthurGolubev<text:span text:style-name="T1">202410</text:span><text:span text:style-name="T11">1</text:span><text:span text:style-name="T1">2</text:span>ConceptsChecklistForMultithreading</text:p>
      <text:p text:style-name="P7"><text:span text:style-name="T12">1 Exclude </text:span><text:span text:style-name="T14">simultaneousness with</text:span><text:span text:style-name="T12"> any other operations with a data </text:span><text:span text:style-name="T16">portion</text:span><text:span text:style-name="T14"> </text:span><text:span text:style-name="T12">a writing operation with </text:span><text:span text:style-name="T14">th</text:span><text:span text:style-name="T15">is</text:span><text:span text:style-name="T12"> data </text:span><text:span text:style-name="T16">portion</text:span><text:span text:style-name="T12">:</text:span></text:p>
      <text:p text:style-name="P1"><text:tab/>1-1 Giving more priority for a blocking operation (information about the writing operation performer <text:span text:style-name="T2">needs to be </text:span><text:span text:style-name="T3">available</text:span>);</text:p>
      <text:p text:style-name="P1"><text:tab/>1-2 <text:span text:style-name="T4">Only when exchanging with preliminary prepared new data block other operations</text:span></text:p>
      <text:p text:style-name="P1"><text:tab/><text:span text:style-name="T4">1-3 Different combinations of trying to perform another operation when blocked, waiting different time for stopping blocking and combinations of these both;</text:span></text:p>
      <text:p text:style-name="P2"><text:tab/><text:span text:style-name="T5">1-4 </text:span>Exclude when a writing operation any other operations with <text:span text:style-name="T5">less pieces of the</text:span> data;</text:p>
      <text:p text:style-name="P2"><text:tab/><text:span text:style-name="T18">1-5 At another levels of </text:span><text:span text:style-name="T19">the </text:span><text:span text:style-name="T18">system making operations atomic;</text:span></text:p>
      <text:p text:style-name="P1">2 Queues:</text:p>
      <text:p text:style-name="P3"><text:tab/><text:span text:style-name="T6">2-1 </text:span><text:span text:style-name="T13">E</text:span><text:span text:style-name="T6">ither one or multiple readers from a queue and </text:span><text:span text:style-name="T8">or or</text:span><text:span text:style-name="T6"> write</text:span><text:span text:style-name="T8">r</text:span><text:span text:style-name="T6">s to a queue;</text:span></text:p>
      <text:p text:style-name="P6"><text:tab/><text:span text:style-name="T7">2-2 </text:span><text:span text:style-name="T10">M</text:span><text:span text:style-name="T7">ake queue internally </text:span><text:span text:style-name="T10">be </text:span><text:span text:style-name="T7">a set of queues </text:span><text:span text:style-name="T10">with different combinations of</text:span><text:span text:style-name="T9"> </text:span><text:span text:style-name="T13">connecting</text:span><text:span text:style-name="T10"> with concrete queues</text:span><text:span text:style-name="T9"> </text:span><text:span text:style-name="T10">readers and writes:</text:span><text:span text:style-name="T13"> fixed connections, dynamic connections;</text:span></text:p>
      <text:p text:style-name="P1"><text:tab/><text:span text:style-name="T20">2-3 </text:span><text:span text:style-name="T21">Queuing </text:span><text:span text:style-name="T25">content </text:span><text:span text:style-name="T21">variants: </text:span><text:span text:style-name="T22">combination of data portions and executable code portions, only data portions, only executable code portions</text:span><text:span text:style-name="T20">;</text:span></text:p>
      <text:p text:style-name="P5">3. <text:span text:style-name="T14">Caches:</text:span></text:p>
      <text:p text:style-name="P5"><text:tab/><text:span text:style-name="T14">3-1 Connecting </text:span><text:span text:style-name="T17">data portions at </text:span><text:span text:style-name="T14">some levels of caching </text:span><text:span text:style-name="T17">with processors</text:span><text:span text:style-name="T14">: </text:span><text:span text:style-name="T13"><text:s/>fixed connections, dynamic connections;</text:span></text:p>
      <text:p text:style-name="P8"><text:tab/><text:span text:style-name="T14">3-2 </text:span>Portion<text:span text:style-name="T25">ing</text:span> values and set of values and align<text:span text:style-name="T25">ing sizes of</text:span> values and set of values for <text:span text:style-name="T25">corresponding</text:span> sizes of <text:span text:style-name="T23">being </text:span><text:span text:style-name="T26">processed</text:span><text:span text:style-name="T14"> portions</text:span> of cache s<text:span text:style-name="T24">izes </text:span><text:span text:style-name="T27">so that these values and set of values fit into the size</text:span> of <text:span text:style-name="T23">being </text:span><text:span text:style-name="T26">processed</text:span><text:span text:style-name="T14"> portions </text:span><text:span text:style-name="T27">when performing caching operations</text:span>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20:42.585817358</meta:creation-date>
    <meta:generator>LibreOffice/7.3.7.2$Linux_X86_64 LibreOffice_project/30$Build-2</meta:generator>
    <dc:date>2024-10-12T09:22:54.870534472</dc:date>
    <meta:editing-duration>PT1H8M21S</meta:editing-duration>
    <meta:editing-cycles>30</meta:editing-cycles>
    <meta:document-statistic meta:table-count="0" meta:image-count="0" meta:object-count="0" meta:page-count="1" meta:paragraph-count="14" meta:word-count="220" meta:character-count="1489" meta:non-whitespace-character-count="1272"/>
  </office:meta>
</office:document-meta>
</file>